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end="" draw:marker-end-width="0.5cm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b3b3b3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omic Sans MS1" fo:font-size="22pt" fo:font-style="normal" fo:font-weight="normal" style:font-size-asian="20pt" style:font-size-complex="20pt"/>
    </style:style>
    <style:style style:name="P2" style:family="paragraph">
      <style:paragraph-properties fo:text-align="center"/>
      <style:text-properties style:font-name="Comic Sans MS1" fo:font-size="22pt" fo:font-style="normal" fo:font-weight="normal"/>
    </style:style>
    <style:style style:name="P3" style:family="paragraph">
      <style:text-properties style:font-name="Comic Sans MS1" fo:font-size="22pt" fo:font-style="normal" fo:font-weight="normal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style:font-name="Comic Sans MS1" fo:font-size="22pt" fo:font-style="normal" fo:font-weight="normal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6" draw:id="id16" draw:layer="layout" svg:width="1.612cm" svg:height="1.5cm" svg:x="21.8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7" draw:id="id17" draw:layer="layout" svg:width="6.5cm" svg:height="6.1cm" svg:x="13.8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9cm" svg:height="1.6cm" svg:x="6.8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1.9cm" svg:height="1.6cm" svg:x="18.3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1.9cm" svg:height="1.6cm" svg:x="20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cm" svg:height="1.6cm" svg:x="8.7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612cm" svg:height="2cm" svg:x="24.088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.712cm" svg:height="1.9cm" svg:x="8.588cm" svg:y="1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.1cm" svg:y1="15.5cm" svg:x2="27.4cm" svg:y2="15.5cm">
          <text:p/>
        </draw:line>
        <draw:frame draw:style-name="gr4" draw:text-style-name="P3" draw:layer="layout" svg:width="3.144cm" svg:height="1.331cm" svg:x="1.002cm" svg:y="13.8cm">
          <draw:text-box>
            <text:p><text:span text:style-name="T1">Haskell</text:span></text:p>
          </draw:text-box>
        </draw:frame>
        <draw:frame draw:style-name="gr4" draw:text-style-name="P3" draw:layer="layout" svg:width="4.261cm" svg:height="1.331cm" svg:x="1cm" svg:y="15.763cm">
          <draw:text-box>
            <text:p><text:span text:style-name="T1">C language</text:span></text:p>
          </draw:text-box>
        </draw:frame>
        <draw:custom-shape draw:style-name="gr5" draw:text-style-name="P1" draw:layer="layout" svg:width="10.9cm" svg:height="3.4cm" svg:x="2.5cm" svg:y="1.1cm">
          <text:p text:style-name="P4"><text:span text:style-name="T1">functionA(gc, arena, x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10cm" svg:height="3.4cm" svg:x="13.8cm" svg:y="1.1cm">
          <text:p text:style-name="P4"><text:span text:style-name="T1">functionB(gc, arena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2.4cm" svg:height="2.3cm" svg:x="4.9cm" svg:y="12.7cm">
          <text:p text:style-name="P4"><text:span text:style-name="T1">Ajhc</text:span></text:p>
          <text:p text:style-name="P4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2.8cm" svg:height="1.7cm" svg:x="10.4cm" svg:y="6.2cm">
          <text:p text:style-name="P4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7.9cm" svg:height="2.6cm" svg:x="7.7cm" svg:y="16.6cm">
          <text:p text:style-name="P4"><text:span text:style-name="T1">function_c(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4.25cm" svg:y1="5.9cm" svg:x2="9.444cm" svg:y2="16.6cm" draw:start-shape="id1" draw:start-glue-point="2" draw:end-shape="id2" draw:end-glue-point="0" svg:d="M4250 5900c0 8064 5194 2714 5194 10700" svg:viewBox="0 0 5195 10701">
          <text:p/>
        </draw:connector>
        <draw:connector draw:style-name="gr8" draw:text-style-name="P1" draw:layer="layout" draw:type="curve" svg:x1="23.194cm" svg:y1="16.122cm" svg:x2="24.894cm" svg:y2="7.2cm" draw:start-shape="id3" draw:start-glue-point="0" draw:end-shape="id4" draw:end-glue-point="2" svg:d="M23194 16122c0-6727 1700-2267 1700-8922" svg:viewBox="0 0 1701 8923">
          <text:p/>
        </draw:connector>
        <draw:custom-shape draw:style-name="gr7" draw:text-style-name="P1" xml:id="id3" draw:id="id3" draw:layer="layout" svg:width="5.988cm" svg:height="2.678cm" svg:x="20.2cm" svg:y="16.122cm">
          <text:p text:style-name="P4"><text:span text:style-name="T1">Call</text:span></text:p>
          <text:p text:style-name="P4"><text:span text:style-name="T1">functionB(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6" draw:id="id6" draw:layer="layout" svg:width="2.8cm" svg:height="2.524cm" svg:x="10.4cm" svg:y="8.997cm">
          <text:p text:style-name="P4"><text:span text:style-name="T1">GC</text:span></text:p>
          <text:p text:style-name="P4"><text:span text:style-name="T1">he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24.894cm" svg:y1="5.2cm" svg:x2="23.8cm" svg:y2="2.8cm" draw:start-shape="id4" draw:start-glue-point="0" draw:end-shape="id5" draw:end-glue-point="1" svg:d="M24894 5200c0-1600-364-2400-1094-2400" svg:viewBox="0 0 1095 2401">
          <text:p/>
        </draw:connector>
        <draw:custom-shape draw:style-name="gr7" draw:text-style-name="P1" draw:layer="layout" svg:width="7.7cm" svg:height="2cm" svg:x="21.1cm" svg:y="5.2cm">
          <text:p text:style-name="P4"><text:span text:style-name="T1">wrapFunctionB(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1.8cm" svg:y1="8.997cm" svg:x2="11.8cm" svg:y2="7.9cm" draw:start-shape="id6" draw:start-glue-point="0" draw:end-shape="id7" draw:end-glue-point="2" svg:d="M11800 8997v-1097" svg:viewBox="0 0 1 1098">
          <text:p/>
        </draw:connector>
        <draw:connector draw:style-name="gr10" draw:text-style-name="P1" draw:layer="layout" draw:type="curve" svg:x1="9.65cm" svg:y1="2.8cm" svg:x2="11.8cm" svg:y2="6.2cm" draw:start-shape="id8" draw:end-shape="id7" draw:end-glue-point="0" svg:d="M9650 2800c0 2514 2150 814 2150 3400" svg:viewBox="0 0 2151 3401">
          <text:p/>
        </draw:connector>
        <draw:custom-shape draw:style-name="gr7" draw:text-style-name="P1" xml:id="id10" draw:id="id10" draw:layer="layout" svg:width="2.8cm" svg:height="1.7cm" svg:x="17.177cm" svg:y="6.268cm">
          <text:p text:style-name="P4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" draw:id="id9" draw:layer="layout" svg:width="2.8cm" svg:height="2.523cm" svg:x="17.177cm" svg:y="9.077cm">
          <text:p text:style-name="P4"><text:span text:style-name="T1">GC</text:span></text:p>
          <text:p text:style-name="P4"><text:span text:style-name="T1">he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8.577cm" svg:y1="9.077cm" svg:x2="18.577cm" svg:y2="7.968cm" draw:start-shape="id9" draw:start-glue-point="0" draw:end-shape="id10" draw:end-glue-point="2" svg:d="M18577 9077v-1109" svg:viewBox="0 0 1 1110">
          <text:p/>
        </draw:connector>
        <draw:connector draw:style-name="gr10" draw:text-style-name="P1" draw:layer="layout" draw:type="curve" svg:x1="20.95cm" svg:y1="2.9cm" svg:x2="18.577cm" svg:y2="6.268cm" draw:start-shape="id11" draw:end-shape="id10" draw:end-glue-point="0" svg:d="M20950 2900c0 2490-2373 806-2373 3368" svg:viewBox="0 0 2374 3369">
          <text:p/>
        </draw:connector>
        <draw:custom-shape draw:style-name="gr7" draw:text-style-name="P1" xml:id="id13" draw:id="id13" draw:layer="layout" svg:width="2.8cm" svg:height="2.523cm" svg:x="14.1cm" svg:y="6.317cm">
          <text:p text:style-name="P4"><text:span text:style-name="T1">GC</text:span></text:p>
          <text:p text:style-name="P4"><text:span text:style-name="T1">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19.25cm" svg:y1="2.9cm" svg:x2="15.5cm" svg:y2="6.317cm" draw:start-shape="id12" draw:end-shape="id13" draw:end-glue-point="0" svg:d="M19250 2900c0 2526-3750 818-3750 3417" svg:viewBox="0 0 3751 3418">
          <text:p/>
        </draw:connector>
        <draw:custom-shape draw:style-name="gr7" draw:text-style-name="P1" xml:id="id15" draw:id="id15" draw:layer="layout" svg:width="2.8cm" svg:height="2.523cm" svg:x="7.3cm" svg:y="6.2cm">
          <text:p text:style-name="P4"><text:span text:style-name="T1">GC</text:span></text:p>
          <text:p text:style-name="P4"><text:span text:style-name="T1">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7.75cm" svg:y1="2.9cm" svg:x2="8.7cm" svg:y2="6.2cm" draw:start-shape="id14" draw:end-shape="id15" draw:end-glue-point="0" svg:d="M7750 2900c0 2437 950 788 950 3300" svg:viewBox="0 0 951 3301">
          <text:p/>
        </draw:connector>
        <draw:connector draw:style-name="gr8" draw:text-style-name="P1" draw:layer="layout" draw:type="curve" svg:x1="22.606cm" svg:y1="7.2cm" svg:x2="20.3cm" svg:y2="8.95cm" draw:start-shape="id16" draw:start-glue-point="2" draw:end-shape="id17" svg:d="M22606 7200c0 1167-768 1750-2306 1750" svg:viewBox="0 0 2307 1751">
          <text:p/>
        </draw:connector>
        <draw:frame draw:style-name="gr4" draw:text-style-name="P3" draw:layer="layout" svg:width="2.856cm" svg:height="1.331cm" svg:x="21.108cm" svg:y="8.7cm">
          <draw:text-box>
            <text:p><text:span text:style-name="T1">Assign</text:span></text:p>
          </draw:text-box>
        </draw:frame>
        <draw:custom-shape draw:style-name="gr11" draw:text-style-name="P4" draw:layer="layout" svg:width="13.9cm" svg:height="7.1cm" svg:x="6.8cm" svg:y="5.2cm">
          <text:p/>
          <draw:enhanced-geometry svg:viewBox="0 0 21600 21600" draw:path-stretchpoint-x="10800" draw:path-stretchpoint-y="10800" draw:text-areas="?f3 ?f4 ?f5 ?f6" draw:type="round-rectangle" draw:modifiers="1898.09885931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6.3cm" svg:height="2.678cm" svg:x="1.1cm" svg:y="3.222cm">
          <text:p text:style-name="P4"><text:span text:style-name="T1">Call</text:span></text:p>
          <text:p text:style-name="P4"><text:span text:style-name="T1">function_c(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2.344cm" svg:height="1.331cm" svg:x="7.2cm" svg:y="9.569cm">
          <draw:text-box>
            <text:p><text:span text:style-name="T1">Loc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4-19T19:44:45.395589370</meta:creation-date>
    <dc:date>2014-07-23T20:36:31.930556997</dc:date>
    <dc:creator>Okabe Kiwamu</dc:creator>
    <meta:editing-duration>PT47M10S</meta:editing-duration>
    <meta:editing-cycles>81</meta:editing-cycles>
    <meta:generator>LibreOffice/4.2.5.2$Linux_X86_64 LibreOffice_project/420m0$Build-2</meta:generator>
    <meta:document-statistic meta:object-count="37"/>
  </office:meta>
</office:document-meta>
</file>